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Filter.getNam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lter.process( Criteria key , Restriction &lt; String &gt; r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lte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anceFilter.getPid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lter.InstanceFilter( String filter , String orderKeys , int limi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InstanceFilter.getStartedDat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lter.getNamespac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lter.getOr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lter.process( InstanceFilter filter , String key , String op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lter.getStatu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l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stanceFilter.convertFilterSta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stanceFilter.InstanceFilter( String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lter.getIid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lter.get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lter.parseKey( String key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ceFilter.getFilter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lter.getPropertyValue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lter.getLastActiveDat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